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7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PEREZ CHANCO, FREDI GREGO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PEREZ CHANCO, FREDI GREGORI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GALLINA ROJA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4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3:02:52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